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3.183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Component Type</text:p>
          </table:table-cell>
          <table:table-cell table:style-name="ce8" office:value-type="string" calcext:value-type="string">
            <text:p>Item Link</text:p>
          </table:table-cell>
          <table:table-cell table:style-name="ce8" office:value-type="string" calcext:value-type="string">
            <text:p>Quantity needed</text:p>
          </table:table-cell>
          <table:table-cell table:style-name="ce8" office:value-type="string" calcext:value-type="string">
            <text:p>Relevant Specifications</text:p>
          </table:table-cell>
          <table:table-cell table:style-name="ce8" office:value-type="string" calcext:value-type="string">
            <text:p>Tax % (if not included)</text:p>
          </table:table-cell>
          <table:table-cell table:style-name="ce8" office:value-type="string" calcext:value-type="string">
            <text:p>Price each (AUD)</text:p>
          </table:table-cell>
          <table:table-cell table:style-name="ce8" office:value-type="string" calcext:value-type="string">
            <text:p>Total Cost (AUD)</text:p>
          </table:table-cell>
          <table:table-cell table:style-name="ce8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4</text:p>
          </table:table-cell>
          <table:table-cell office:value-type="string" calcext:value-type="string">
            <text:p>https://www.aliexpress.com/item/1005006924508264.html?mp=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.7v, 400mAh, 53x36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8.4" calcext:value-type="currency">
            <text:p>$18.40</text:p>
          </table:table-cell>
          <table:table-cell table:style-name="ce5" table:formula="of:=[.C2]*[.F2]*(1+[.E2])" office:value-type="currency" office:currency="AUD" office:value="18.4" calcext:value-type="currency">
            <text:p>$18.40</text:p>
          </table:table-cell>
          <table:table-cell table:style-name="ce5" table:formula="of:=[.G2] * 0.65" office:value-type="currency" office:currency="AUD" office:value="11.96" calcext:value-type="currency">
            <text:p>$11.96</text:p>
          </table:table-cell>
          <table:table-cell table:style-name="ce5" table:formula="of:=[.G2]" office:value-type="currency" office:currency="AUD" office:value="18.4" calcext:value-type="currency">
            <text:p>$18.40</text:p>
          </table:table-cell>
          <table:table-cell table:style-name="ce5" table:formula="of:=[.I2] * 0.65" office:value-type="currency" office:currency="AUD" office:value="11.96" calcext:value-type="currency">
            <text:p>$11.96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<text:a xlink:href="https://www.aliexpress.com/item/1005006035267231.html" xlink:type="simple">https://www.aliexpress.com/item/1005006035267231.html</text:a>?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5" table:formula="of:=[.C3]*[.F3]*(1+[.E3])" office:value-type="currency" office:currency="AUD" office:value="24.86" calcext:value-type="currency">
            <text:p>$24.86</text:p>
          </table:table-cell>
          <table:table-cell table:style-name="ce5" table:formula="of:=[.G3] * 0.65" office:value-type="currency" office:currency="AUD" office:value="16.159" calcext:value-type="currency">
            <text:p>$16.16</text:p>
          </table:table-cell>
          <table:table-cell table:style-name="ce5" table:formula="of:=[.I2]+[.G3]" office:value-type="currency" office:currency="AUD" office:value="43.26" calcext:value-type="currency">
            <text:p>$43.26</text:p>
          </table:table-cell>
          <table:table-cell table:style-name="ce5" table:formula="of:=[.I3] * 0.65" office:value-type="currency" office:currency="AUD" office:value="28.119" calcext:value-type="currency">
            <text:p>$28.12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5" table:formula="of:=[.C4]*[.F4]*(1+[.E4])" office:value-type="currency" office:currency="AUD" office:value="20.163" calcext:value-type="currency">
            <text:p>$20.16</text:p>
          </table:table-cell>
          <table:table-cell table:style-name="ce5" table:formula="of:=[.G4] * 0.65" office:value-type="currency" office:currency="AUD" office:value="13.10595" calcext:value-type="currency">
            <text:p>$13.11</text:p>
          </table:table-cell>
          <table:table-cell table:style-name="ce5" table:formula="of:=[.I3]+[.G4]" office:value-type="currency" office:currency="AUD" office:value="63.423" calcext:value-type="currency">
            <text:p>$63.42</text:p>
          </table:table-cell>
          <table:table-cell table:style-name="ce5" table:formula="of:=[.I4] * 0.65" office:value-type="currency" office:currency="AUD" office:value="41.22495" calcext:value-type="currency">
            <text:p>$41.22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5" table:formula="of:=[.C5]*[.F5]*(1+[.E5])" office:value-type="currency" office:currency="AUD" office:value="5.17" calcext:value-type="currency">
            <text:p>$5.17</text:p>
          </table:table-cell>
          <table:table-cell table:style-name="ce5" table:formula="of:=[.G5] * 0.65" office:value-type="currency" office:currency="AUD" office:value="3.3605" calcext:value-type="currency">
            <text:p>$3.36</text:p>
          </table:table-cell>
          <table:table-cell table:style-name="ce5" table:formula="of:=[.I4]+[.G5]" office:value-type="currency" office:currency="AUD" office:value="68.593" calcext:value-type="currency">
            <text:p>$68.59</text:p>
          </table:table-cell>
          <table:table-cell table:style-name="ce5" table:formula="of:=[.I5] * 0.65" office:value-type="currency" office:currency="AUD" office:value="44.58545" calcext:value-type="currency">
            <text:p>$44.59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5" table:formula="of:=[.C6]*[.F6]*(1+[.E6])" office:value-type="currency" office:currency="AUD" office:value="6.534" calcext:value-type="currency">
            <text:p>$6.53</text:p>
          </table:table-cell>
          <table:table-cell table:style-name="ce5" table:formula="of:=[.G6] * 0.65" office:value-type="currency" office:currency="AUD" office:value="4.2471" calcext:value-type="currency">
            <text:p>$4.25</text:p>
          </table:table-cell>
          <table:table-cell table:style-name="ce5" table:formula="of:=[.I5]+[.G6]" office:value-type="currency" office:currency="AUD" office:value="75.127" calcext:value-type="currency">
            <text:p>$75.13</text:p>
          </table:table-cell>
          <table:table-cell table:style-name="ce5" table:formula="of:=[.I6] * 0.65" office:value-type="currency" office:currency="AUD" office:value="48.83255" calcext:value-type="currency">
            <text:p>$48.83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5" table:formula="of:=[.C7]*[.F7]*(1+[.E7])" office:value-type="currency" office:currency="AUD" office:value="2.14" calcext:value-type="currency">
            <text:p>$2.14</text:p>
          </table:table-cell>
          <table:table-cell table:style-name="ce5" table:formula="of:=[.G7] * 0.65" office:value-type="currency" office:currency="AUD" office:value="1.391" calcext:value-type="currency">
            <text:p>$1.39</text:p>
          </table:table-cell>
          <table:table-cell table:style-name="ce5" table:formula="of:=[.I6]+[.G7]" office:value-type="currency" office:currency="AUD" office:value="77.267" calcext:value-type="currency">
            <text:p>$77.27</text:p>
          </table:table-cell>
          <table:table-cell table:style-name="ce5" table:formula="of:=[.I7] * 0.65" office:value-type="currency" office:currency="AUD" office:value="50.22355" calcext:value-type="currency">
            <text:p>$50.22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office:value-type="string" calcext:value-type="string">
            <text:p>Keycaps * 80</text:p>
          </table:table-cell>
          <table:table-cell office:value-type="string" calcext:value-type="string">
            <text:p><text:a xlink:href="https://www.aliexpress.com/item/1005007415198959.html?mp=1" xlink:type="simple">https://www.aliexpress.com/item/1005007415198959.html?mp=1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13.58" calcext:value-type="currency">
            <text:p>$13.58</text:p>
          </table:table-cell>
          <table:table-cell table:style-name="ce5" table:formula="of:=[.C8]*[.F8]*(1+[.E8])" office:value-type="currency" office:currency="AUD" office:value="29.876" calcext:value-type="currency">
            <text:p>$29.88</text:p>
          </table:table-cell>
          <table:table-cell table:style-name="ce5" table:formula="of:=[.G8] * 0.65" office:value-type="currency" office:currency="AUD" office:value="19.4194" calcext:value-type="currency">
            <text:p>$19.42</text:p>
          </table:table-cell>
          <table:table-cell table:style-name="ce5" table:formula="of:=[.I7]+[.G8]" office:value-type="currency" office:currency="AUD" office:value="107.143" calcext:value-type="currency">
            <text:p>$107.14</text:p>
          </table:table-cell>
          <table:table-cell table:style-name="ce5" table:formula="of:=[.I8] * 0.65" office:value-type="currency" office:currency="AUD" office:value="69.64295" calcext:value-type="currency">
            <text:p>$69.64</text:p>
          </table:table-cell>
          <table:table-cell/>
        </table:table-row>
        <table:table-row table:style-name="ro1" table:number-rows-repeated="4">
          <table:table-cell table:number-columns-repeated="6"/>
          <table:table-cell table:style-name="ce5" table:number-columns-repeated="4"/>
          <table:table-cell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6:59:36.97156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15T16:59:50.522657700</dc:date>
    <meta:editing-duration>PT48M49S</meta:editing-duration>
    <meta:editing-cycles>9</meta:editing-cycles>
    <meta:generator>LibreOffice/25.8.2.2$Windows_X86_64 LibreOffice_project/d401f2107ccab8f924a8e2df40f573aab7605b6f</meta:generator>
    <meta:document-statistic meta:table-count="1" meta:cell-count="81" meta:object-count="0"/>
  </office:meta>
</office:document-meta>
</file>